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36in"/>
    </style:style>
    <style:style style:name="co2" style:family="table-column">
      <style:table-column-properties fo:break-before="auto" style:column-width="0.640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4.0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Total Cost</text:p>
          </table:table-cell>
          <table:table-cell table:style-name="ce1" table:formula="of:=SUM([.D2:.D100])" office:value-type="currency" office:currency="USD" office:value="8.6" calcext:value-type="currency">
            <text:p>$8.60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42" calcext:value-type="float">
            <text:p>42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B2]*[.C2]" office:value-type="currency" office:currency="USD" office:value="2.1" calcext:value-type="currency">
            <text:p>$2.10</text:p>
          </table:table-cell>
          <table:table-cell office:value-type="string" calcext:value-type="string">
            <text:p>https://www.boardsource.xyz/products/diodes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 Hot Swap Sockets</text:p>
          </table:table-cell>
          <table:table-cell office:value-type="float" office:value="42" calcext:value-type="float">
            <text:p>42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B3]*[.C3]" office:value-type="currency" office:currency="USD" office:value="6.3" calcext:value-type="currency">
            <text:p>$6.30</text:p>
          </table:table-cell>
          <table:table-cell office:value-type="string" calcext:value-type="string">
            <text:p>https://www.boardsource.xyz/products/MX_Hot_Swap_Sockets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100Ohm 0603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9]*[.C9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digikey.com/en/products/detail/stackpole-electronics-inc/RMCF0603FT100R/1761113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0:02:49.884955744</meta:creation-date>
    <dc:date>2024-05-10T10:52:17.956456734</dc:date>
    <meta:editing-duration>PT1H57M16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